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5 4 2 2 2 2 2 4"/>
    <style:font-face style:name="OpenSymbol, 'Arial Unicode MS'" svg:font-family="OpenSymbol, 'Arial Unicode MS'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text-align="center" fo:margin-top="0in"/>
      <style:text-properties fo:font-weight="bold" style:font-weight-asian="bold" style:font-weight-complex="bold"/>
    </style:style>
    <style:style style:name="P2" style:parent-style-name="NormalWeb" style:family="paragraph">
      <style:paragraph-properties fo:text-align="center" fo:margin-bottom="0in"/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NormalWeb" style:family="paragraph">
      <style:paragraph-properties fo:text-align="center" fo:margin-top="0in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P5" style:parent-style-name="NormalWeb" style:family="paragraph">
      <style:paragraph-properties fo:text-align="center" fo:margin-top="0in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P6" style:parent-style-name="NormalWeb" style:family="paragraph">
      <style:paragraph-properties fo:text-align="center" fo:margin-top="0in" fo:margin-bottom="0in" fo:line-height="100%"/>
    </style:style>
    <style:style style:name="T7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8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9" style:parent-style-name="NormalWeb" style:family="paragraph">
      <style:paragraph-properties fo:text-align="center" fo:margin-top="0in" fo:margin-bottom="0in" fo:line-height="100%"/>
      <style:text-properties fo:font-size="8pt" style:font-size-asian="8pt" style:font-size-complex="8pt"/>
    </style:style>
    <style:style style:name="P10" style:parent-style-name="NormalWeb" style:family="paragraph">
      <style:paragraph-properties fo:text-align="center" fo:margin-top="0in" fo:margin-bottom="0in" fo:line-height="100%"/>
      <style:text-properties fo:font-size="8pt" style:font-size-asian="8pt" style:font-size-complex="8pt"/>
    </style:style>
    <style:style style:name="P11" style:parent-style-name="NormalWeb" style:family="paragraph">
      <style:paragraph-properties fo:text-align="center" fo:margin-top="0in" fo:margin-bottom="0in" fo:line-height="100%"/>
      <style:text-properties fo:font-size="8pt" style:font-size-asian="8pt" style:font-size-complex="8pt"/>
    </style:style>
    <style:style style:name="P12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tyle="italic" style:font-style-asian="italic" fo:font-size="14pt" style:font-size-asian="14pt"/>
    </style:style>
    <style:style style:name="P17" style:parent-style-name="Textbodyuser" style:family="paragraph">
      <style:text-properties fo:font-weight="bold" style:font-weight-asian="bold" style:font-weight-complex="bold"/>
    </style:style>
    <style:style style:name="P18" style:parent-style-name="Textbodyuser" style:family="paragraph">
      <style:text-properties fo:font-weight="bold" style:font-weight-asian="bold" style:font-weight-complex="bold"/>
    </style:style>
    <style:style style:name="P19" style:parent-style-name="caixa" style:family="paragraph">
      <style:paragraph-properties fo:text-align="center"/>
      <style:text-properties fo:font-size="10pt" style:font-size-asian="10pt" style:font-size-complex="10pt"/>
    </style:style>
    <style:style style:name="T20" style:parent-style-name="Fonteparág.padrão" style:family="text">
      <style:text-properties style:language-asian="pt" style:country-asian="BR" style:language-complex="ar" style:country-complex="SA"/>
    </style:style>
    <style:style style:name="P21" style:parent-style-name="Framecontents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22" style:parent-style-name="Fonteparág.padrão" style:family="text">
      <style:text-properties style:language-asian="pt" style:country-asian="BR" style:language-complex="ar" style:country-complex="SA"/>
    </style:style>
    <style:style style:name="P23" style:parent-style-name="Framecontents" style:family="paragraph">
      <style:paragraph-properties fo:text-align="justify"/>
    </style:style>
    <style:style style:name="P24" style:parent-style-name="Textbodyuser" style:family="paragraph">
      <style:paragraph-properties>
        <style:tab-stops>
          <style:tab-stop style:type="left" style:position="2.9166in"/>
        </style:tab-stops>
      </style:paragraph-properties>
    </style:style>
    <style:style style:name="P25" style:parent-style-name="caixa" style:family="paragraph">
      <style:paragraph-properties fo:text-align="start"/>
    </style:style>
    <style:style style:name="P26" style:parent-style-name="caixa" style:family="paragraph">
      <style:text-properties fo:font-weight="bold" style:font-weight-asian="bold"/>
    </style:style>
    <style:style style:name="P27" style:parent-style-name="caixa" style:family="paragraph">
      <style:text-properties fo:font-weight="bold" style:font-weight-asian="bold"/>
    </style:style>
    <style:style style:name="P28" style:parent-style-name="caixa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0431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431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_RefNumPara__1656_872112168"/>ANEXO 3<text:bookmark-end text:name="__RefNumPara__1656_872112168"/></text:p>
      <text:p text:style-name="P2"><text:span text:style-name="T3"><draw:frame draw:style-name="a0" draw:name="figuras2" text:anchor-type="as-char" svg:x="0in" svg:y="0in" svg:width="0.89173in" svg:height="0.95433in" style:rel-width="scale" style:rel-height="scale"><draw:image xlink:href="media/image1.wmf" xlink:type="simple" xlink:show="embed" xlink:actuate="onLoad"/><svg:title/><svg:desc/></draw:frame></text:span></text:p>
      <text:p text:style-name="P4">MINISTÉRIO DA EDUCAÇÃO</text:p>
      <text:p text:style-name="P5">INSTITUTO FEDERAL DE EDUCAÇÃO, CIÊNCIA E TECNOLOGIA DE SÃO PAULO</text:p>
      <text:p text:style-name="P6"><text:span text:style-name="T7">CAMPUS</text:span><text:span text:style-name="T8"><text:s/>PRESIDENTE EPITÁCIO</text:span></text:p>
      <text:p text:style-name="P9">CNPJ 10.882.594/0001-65</text:p>
      <text:p text:style-name="P10">Rua José Ramos Júnior, 27-50,<text:s/>Jardim Tropical – Presidente Epitácio – SP – CEP 19470-000</text:p>
      <text:p text:style-name="P11">Telefone (18) 3281-9599</text:p>
      <text:p text:style-name="P12"/>
      <text:p text:style-name="P13">Curso Superior de Tecnologia em</text:p>
      <text:p text:style-name="P14">Análise e Desenvolvimento de Sistemas</text:p>
      <text:p text:style-name="P15"/>
      <text:p text:style-name="P16">Proposta de TCC</text:p>
      <text:h text:style-name="Título1" text:outline-level="1">Identificação</text:h>
      <text:h text:style-name="Título2" text:outline-level="2">Título do projeto</text:h>
      <text:p text:style-name="caixa">MotoSis – Aplicativo para mecânica</text:p>
      <text:h text:style-name="Título2" text:outline-level="2">Participantes</text:h>
      <text:p text:style-name="P17">Aluno</text:p>
      <text:p text:style-name="caixa">Giovanni da Silva Furlanetto</text:p>
      <text:p text:style-name="P18">Orientador</text:p>
      <text:p text:style-name="P19">(informar, em ordem de preferência, o nome de 3 professores que gostaria que fosse seu orientador.)</text:p>
      <text:p text:style-name="caixa">1. André Luis Olivette</text:p>
      <text:p text:style-name="caixa">2.</text:p>
      <text:p text:style-name="caixa">3.<text:s/></text:p>
      <text:h text:style-name="Título2" text:outline-level="2"/>
      <text:h text:style-name="Título2" text:outline-level="2"><text:span text:style-name="T20"><draw:frame draw:z-index="2" draw:id="id0" draw:style-name="a1" draw:name="Quadro8" text:anchor-type="paragraph" svg:x="0.57917in" svg:y="0.37222in" svg:width="0.25in" svg:height="0.19514in" style:rel-width="scale" style:rel-height="scale"><draw:text-box><text:p text:style-name="P21">X</text:p></draw:text-box><svg:title/><svg:desc/></draw:frame></text:span>Tipo de TCC</text:h>
      <text:p text:style-name="Textbodyuser"><text:span text:style-name="T22"><draw:frame draw:z-index="251659264" draw:id="id1" draw:style-name="a2" draw:name="Quadro7" text:anchor-type="paragraph" svg:x="0.57917in" svg:y="0.34722in" svg:width="0.26042in" svg:height="0.19514in" style:rel-width="scale" style:rel-height="scale"><draw:text-box><text:p text:style-name="P23"/></draw:text-box><svg:title/><svg:desc/></draw:frame></text:span>Sistema de informação</text:p>
      <text:p text:style-name="P24">Trabalho científico<text:tab/>Área (CNPq):<text:s/>_________________________</text:p>
      <text:p text:style-name="Standard"/>
      <text:h text:style-name="Título1" text:outline-level="1">Formulação do Problema (descreva o problema)</text:h>
      <text:p text:style-name="caixa"/>
      <text:p text:style-name="caixa"/>
      <text:h text:style-name="Título1" text:outline-level="1">Objetivos</text:h>
      <text:p text:style-name="caixa">O sistema MotoSis é uma aplicação para gerenciamento de uma mecânica de motos, com o uso dessa aplicação será possível melhorar o gerenciamento de uma mecânica, a aplicação<text:s/>desse sistema vem de modo a substituir os procedimentos manuais por procedimentos informatizados, a aplicação deve permitir a abertura de OS (ordem de serviço) a ordem de serviço deve conter a relação de tudo que for preciso para efetuar a manutenção do veículo contendo peças, mão de obra e o mecânico responsável, permitir efetuar orçamentos, de acordo com as peças e serviços a serem executados para solução do problema passados pelo mecânico, deixando disponível a impressão do orçamento. Quando o orçamento<text:s/>é aceito pelo cliente as peças a serem utilizadas são separadas ou solicitadas ao fornecedor para começar a execução do serviço e o cliente aguarda a data da entrega do veículo. O processo de separação ou solicitação de peças ao fornecedor ocorre da seguinte forma: se a peça estiver em estoque, ela é separada e é realizada a baixa no estoque; se não houver a peça em estoque o sistema permitirá fazer o pedido das peças. O sistema deve permitir a compra de peças por iniciativa do administrador do sistema que<text:s/>poderá encomendar peças para estoque.</text:p>
      <text:p text:style-name="caixa">Na chegada das peças, a compra é registrada, o estoque é atualizado e os boletos para pagamento de fornecedores deverão ser lançados. Após ser executado o serviço, o cliente deverá ser avisado, e ocorrerá o fechamento<text:s/>da OS com a definição da forma de pagamento, disponibilizando as formas de pagamento como à vista, cartão ou deixado como pendencia a ser pago posteriormente pelo cliente, essa forma de pagamento estará disponível para clientes previamente aprovados.</text:p>
      <text:p text:style-name="caixa">Quando um cliente decide efetuar o pagamento de serviços pendentes, os serviços serão consultados, totalizados e os serviços pendentes são quitadas após o pagamento ser realizado.</text:p>
      <text:p text:style-name="caixa">O administrador poderá fazer lançamentos de boletos como aluguel, conta de agua, conta de luz.</text:p>
      <text:p text:style-name="caixa">O sistema deverá permitir o pagamento dos boletos lançados, como também pagamentos referentes as compras realizadas, consultando os boletos em aberto e registrando os dados do pagamento.</text:p>
      <text:p text:style-name="caixa">O sistema deverá permitir o gerenciamento dos clientes, peças, serviços padrões, fornecedores e mecânicos, com possibilidade de incluir, consultar, alterar e excluir. Permitirá gerenciar veículos, onde o mesmo deverá pertencer a um cliente.</text:p>
      <text:p text:style-name="caixa">O sistema deverá permitir relatórios como movimentação de peças,<text:s/>estoque, pedidos pendentes, produção dos mecânicos, contas a pagar e contas a receber.</text:p>
      <text:p text:style-name="P25">Abaixo será listado as funções do sistema</text:p>
      <text:p text:style-name="P26">Funções Básicas</text:p>
      <text:p text:style-name="caixa">Manter Peças</text:p>
      <text:p text:style-name="caixa">Manter Fornecedor</text:p>
      <text:p text:style-name="caixa">Manter Cliente</text:p>
      <text:p text:style-name="caixa">Manter Serviços Padrões (Mão de obra)</text:p>
      <text:p text:style-name="caixa">Manter Mecânicos</text:p>
      <text:p text:style-name="caixa">Manter Veículos</text:p>
      <text:p text:style-name="P27">Funções Fundamentais</text:p>
      <text:p text:style-name="caixa">Abrir OS</text:p>
      <text:p text:style-name="caixa">Efetuar Orçamento</text:p>
      <text:p text:style-name="caixa">Executar OS<text:s/></text:p>
      <text:p text:style-name="caixa">Fechamento OS (negociar formas de pagamento)</text:p>
      <text:p text:style-name="caixa">Fazer pedido de peças</text:p>
      <text:p text:style-name="caixa">Lançar Despesas</text:p>
      <text:p text:style-name="caixa">Efetuar pagamento</text:p>
      <text:p text:style-name="caixa">Efetuar recebimento de pendencias</text:p>
      <text:p text:style-name="caixa">Lançar compras realizadas</text:p>
      <text:p text:style-name="P28">Funções de Saída</text:p>
      <text:p text:style-name="caixa">Imprimir o<text:s/>orçamento</text:p>
      <text:p text:style-name="caixa">Nota fiscal</text:p>
      <text:p text:style-name="caixa">Pedidos pendentes</text:p>
      <text:p text:style-name="caixa">Estoque</text:p>
      <text:p text:style-name="caixa">Movimentação de peças</text:p>
      <text:p text:style-name="caixa">Inadimplentes</text:p>
      <text:p text:style-name="caixa">Produção dos mecânicos</text:p>
      <text:p text:style-name="caixa">Contas a pagar</text:p>
      <text:p text:style-name="caixa">Contas a receber</text:p>
      <text:h text:style-name="Título1" text:outline-level="1">Justificativas</text:h>
      <text:p text:style-name="caixa"/>
      <text:p text:style-name="caixa"/>
      <text:h text:style-name="Título1" text:outline-level="1">Metodologia e Plano de Trabalho (não se aplica a sistemas de informação)</text:h>
      <text:p text:style-name="caixa"/>
      <text:p text:style-name="caixa"/>
      <text:p text:style-name="caixa"/>
      <text:h text:style-name="Título1" text:outline-level="1">Equipamento e Material</text:h>
      <text:p text:style-name="caixa">Serão utilizados para o desenvolvimento o banco de dados MySQL, linguagem de programação JAVA para desktop, Netbeans IDE.</text:p>
      <text:p text:style-name="caixa"/>
      <text:h text:style-name="Título1" text:outline-level="1">Cronograma (não se aplica a sistemas de informação)</text:h>
      <text:p text:style-name="caixa"/>
      <text:p text:style-name="caixa"/>
      <text:p text:style-name="caixa"/>
      <text:h text:style-name="Título1" text:outline-level="1">Bibliografia</text:h>
      <text:p text:style-name="caixa"/>
      <text:p text:style-name="caixa"/>
      <text:p text:style-name="caix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5 4 2 2 2 2 2 4"/>
    <style:font-face style:name="OpenSymbol, 'Arial Unicode MS'" svg:font-family="OpenSymbol, 'Arial Unicode MS'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user" style:next-style-name="Textbodyuser" style:default-outline-level="1">
      <style:paragraph-properties fo:margin-top="0.1576in" fo:margin-bottom="0.1576in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user" style:next-style-name="Textbodyuser" style:default-outline-level="2">
      <style:text-properties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user" style:next-style-name="Textbodyuser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Art. " style:num-suffix="-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true"/>
    </style:style>
    <style:style style:name="Heading" style:display-name="Heading" style:family="paragraph" style:parent-style-name="Headinguser" style:next-style-name="Subtítulo">
      <style:text-properties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a" style:display-name="Lista" style:family="paragraph" style:parent-style-name="Textbodyuser">
      <style:text-properties style:font-name-complex="Lohit Hindi" fo:hyphenate="false"/>
    </style:style>
    <style:style style:name="Legenda" style:display-name="Legenda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true"/>
    </style:style>
    <style:style style:name="Standarduser" style:display-name="Standard (user)" style:family="paragraph">
      <style:text-properties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user" style:display-name="Text body (user)" style:family="paragraph" style:parent-style-name="Standarduser">
      <style:paragraph-properties fo:text-align="justify" fo:margin-bottom="0.0833in" fo:line-height="150%" fo:text-indent="0.5902in"/>
      <style:text-properties style:font-name="Arial" style:font-name-asian="Arial" style:font-name-complex="Arial" fo:hyphenate="false"/>
    </style:style>
    <style:style style:name="Indexuser" style:display-name="Index (user)" style:family="paragraph" style:parent-style-name="Standarduser">
      <style:paragraph-properties text:number-lines="false"/>
      <style:text-properties fo:hyphenate="false"/>
    </style:style>
    <style:style style:name="Textuser" style:display-name="Text (user)" style:family="paragraph" style:parent-style-name="Legenda">
      <style:paragraph-properties fo:text-align="center" fo:margin-top="0in" fo:margin-bottom="0in"/>
      <style:text-properties style:font-name="Arial" style:font-name-asian="Arial" style:font-name-complex="Arial" fo:font-weight="bold" style:font-weight-asian="bold" fo:font-style="normal" style:font-style-asian="normal" fo:font-size="14pt" style:font-size-asian="14pt" fo:hyphenate="false"/>
    </style:style>
    <style:style style:name="Rodapé" style:display-name="Rodapé" style:family="paragraph" style:parent-style-name="Standarduser">
      <style:paragraph-properties text:number-lines="false" fo:text-align="end"/>
      <style:text-properties style:font-name="Arial" style:font-name-asian="Arial" style:font-name-complex="Arial" fo:font-size="10.5pt" style:font-size-asian="10.5pt" fo:hyphenate="false"/>
    </style:style>
    <style:style style:name="Subtítulo" style:display-name="Subtítulo" style:family="paragraph" style:parent-style-name="Headinguser" style:next-style-name="Textbodyuser">
      <style:paragraph-properties fo:text-align="center"/>
      <style:text-properties fo:font-style="italic" style:font-style-asian="italic" style:font-style-complex="italic" fo:hyphenate="false"/>
    </style:style>
    <style:style style:name="capitulo" style:display-name="capitulo" style:family="paragraph" style:parent-style-name="Título1" style:default-outline-level="1">
      <style:paragraph-properties fo:margin-top="0.3152in" fo:margin-bottom="0.3152in" fo:line-height="150%"/>
      <style:text-properties fo:font-size="12pt" style:font-size-asian="12pt" fo:hyphenate="false"/>
    </style:style>
    <style:style style:name="artigo" style:display-name="artigo" style:family="paragraph" style:parent-style-name="Standarduser" style:list-style-name="WW8Num5">
      <style:paragraph-properties fo:text-align="justify" fo:margin-top="0.1576in" fo:line-height="150%"/>
      <style:text-properties style:font-name="Arial" style:font-name-asian="Arial" style:font-name-complex="Arial" fo:hyphenate="false"/>
    </style:style>
    <style:style style:name="Addresseeuser" style:display-name="Addressee (user)" style:family="paragraph" style:parent-style-name="Standarduser">
      <style:paragraph-properties text:number-lines="false" fo:margin-bottom="0.0416in"/>
      <style:text-properties fo:hyphenate="false"/>
    </style:style>
    <style:style style:name="secao" style:display-name="secao" style:family="paragraph" style:parent-style-name="Textbodyuser" style:list-style-name="WW8Num20">
      <style:paragraph-properties fo:text-align="center" fo:margin-top="0.1576in" fo:margin-bottom="0in"/>
      <style:text-properties fo:font-weight="bold" style:font-weight-asian="bold" fo:font-size="10.5pt" style:font-size-asian="10.5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true"/>
    </style:style>
    <style:style style:name="NormalWeb" style:display-name="Normal (Web)" style:family="paragraph" style:parent-style-name="Standard">
      <style:paragraph-properties style:vertical-align="auto" fo:margin-top="0.1944in" fo:margin-bottom="0.0826in"/>
      <style:text-properties style:font-name-asian="Times New Roman" fo:hyphenate="true"/>
    </style:style>
    <style:style style:name="ParágrafodaLista" style:display-name="Parágrafo da Lista" style:family="paragraph" style:parent-style-name="Standard">
      <style:paragraph-properties fo:margin-left="0.4916in">
        <style:tab-stops/>
      </style:paragraph-properties>
      <style:text-properties style:font-name-complex="Mangal" style:font-size-complex="10.5pt" fo:hyphenate="true"/>
    </style:style>
    <style:style style:name="caixa" style:display-name="caixa" style:family="paragraph" style:parent-style-name="Textbodyuser">
      <style:paragraph-properties fo:border="0.0034in solid #000000" fo:padding="0.0138in" style:shadow="none" fo:margin-bottom="0in" fo:margin-left="0.5902in" fo:text-indent="0in">
        <style:tab-stops/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anexo" style:display-name="anexo" style:family="paragraph" style:parent-style-name="Standarduser" style:list-style-name="ANEXO_1" style:default-outline-level="1">
      <style:paragraph-properties fo:text-align="center"/>
      <style:text-properties style:font-name="Arial" style:font-name-asian="Arial" style:font-name-complex="Arial" fo:font-weight="bold" style:font-weight-asian="bold" fo:hyphenate="false"/>
    </style:style>
    <style:style style:name="SBCreference" style:display-name="SBC:reference" style:family="paragraph" style:parent-style-name="Standard">
      <style:paragraph-properties fo:text-align="justify" fo:margin-top="0.0826in" fo:margin-bottom="0in" fo:margin-left="0.1965in" fo:text-indent="-0.1965in">
        <style:tab-stops/>
      </style:paragraph-properties>
      <style:text-properties fo:color="#000000" style:language-asian="pt" style:country-asian="BR" fo:hyphenate="true"/>
    </style:style>
    <style:style style:name="SBCtitle" style:display-name="SBC:title" style:family="paragraph" style:parent-style-name="Standard" style:next-style-name="SBCauthors">
      <style:paragraph-properties fo:text-align="center" fo:margin-top="0.1652in" fo:margin-bottom="0in"/>
      <style:text-properties fo:font-weight="bold" style:font-weight-asian="bold" fo:font-size="16pt" style:font-size-asian="16pt" fo:hyphenate="true"/>
    </style:style>
    <style:style style:name="SBCauthors" style:display-name="SBC:author(s)" style:family="paragraph" style:parent-style-name="Standard" style:next-style-name="SBCinstitution">
      <style:paragraph-properties fo:text-align="center" fo:margin-top="0.1652in" fo:margin-bottom="0in"/>
      <style:text-properties fo:font-weight="bold" style:font-weight-asian="bold" fo:color="#000000" style:language-asian="pt" style:country-asian="BR" fo:hyphenate="true"/>
    </style:style>
    <style:style style:name="SBCinstitution" style:display-name="SBC:institution" style:family="paragraph" style:parent-style-name="Standard" style:next-style-name="SBCaddress">
      <style:paragraph-properties fo:text-align="center" fo:margin-top="0.1652in" fo:margin-bottom="0in"/>
      <style:text-properties fo:font-size="12pt" style:font-size-asian="12pt" fo:hyphenate="true"/>
    </style:style>
    <style:style style:name="SBCaddress" style:display-name="SBC:address" style:family="paragraph" style:parent-style-name="Standard" style:next-style-name="SBCinstitution">
      <style:paragraph-properties fo:text-align="center"/>
      <style:text-properties fo:font-size="12pt" style:font-size-asian="12pt" style:language-asian="pt" style:country-asian="BR" fo:hyphenate="tru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true"/>
    </style:style>
    <style:style style:name="SBCfootnote" style:display-name="SBC:footnote" style:family="paragraph" style:parent-style-name="Standard">
      <style:paragraph-properties fo:margin-top="0.043in" fo:margin-bottom="0in" fo:margin-left="0.1965in" fo:text-indent="-0.1965in">
        <style:tab-stops/>
      </style:paragraph-properties>
      <style:text-properties fo:font-size="10pt" style:font-size-asian="10pt" fo:hyphenate="true"/>
    </style:style>
    <style:style style:name="SBCemail" style:display-name="SBC:email" style:family="paragraph" style:parent-style-name="Standard" style:next-style-name="SBCabstract">
      <style:paragraph-properties fo:text-align="center" fo:margin-top="0.0826in" fo:margin-bottom="0.0826in"/>
      <style:text-properties style:font-name="Courier" style:font-name-asian="Courier" style:font-name-complex="Courier" fo:font-size="10pt" style:font-size-asian="10pt" fo:hyphenate="true"/>
    </style:style>
    <style:style style:name="SBCabstract" style:display-name="SBC:abstract" style:family="paragraph" style:parent-style-name="Standard" style:next-style-name="SBCresumo">
      <style:paragraph-properties fo:text-align="justify" fo:margin-top="0.0826in" fo:margin-bottom="0.0826in" fo:margin-left="0.3152in" fo:margin-right="0.3152in">
        <style:tab-stops/>
      </style:paragraph-properties>
      <style:text-properties fo:font-style="italic" style:font-style-asian="italic" fo:language="en" fo:country="US" fo:hyphenate="true"/>
    </style:style>
    <style:style style:name="SBCresumo" style:display-name="SBC:resumo" style:family="paragraph" style:parent-style-name="Standard" style:next-style-name="SBCtitle1">
      <style:paragraph-properties fo:text-align="justify" fo:margin-top="0.0826in" fo:margin-bottom="0.0826in" fo:margin-left="0.3152in" fo:margin-right="0.3152in">
        <style:tab-stops/>
      </style:paragraph-properties>
      <style:text-properties fo:font-style="italic" style:font-style-asian="italic" fo:font-size="12pt" style:font-size-asian="12pt" fo:hyphenate="true"/>
    </style:style>
    <style:style style:name="SBCtitle1" style:display-name="SBC:title:1" style:family="paragraph" style:parent-style-name="Standard" style:next-style-name="SBCparagraphfirst" style:default-outline-level="1">
      <style:paragraph-properties fo:keep-with-next="always" fo:margin-top="0.1652in" fo:margin-bottom="0in"/>
      <style:text-properties fo:font-weight="bold" style:font-weight-asian="bold" fo:font-size="13pt" style:font-size-asian="13pt" fo:hyphenate="true"/>
    </style:style>
    <style:style style:name="SBCparagraph" style:display-name="SBC:paragraph" style:family="paragraph" style:parent-style-name="Standard">
      <style:paragraph-properties fo:text-align="justify" fo:margin-top="0.0826in" fo:margin-bottom="0in" fo:text-indent="0.4923in"/>
      <style:text-properties fo:color="#000000" style:language-asian="pt" style:country-asian="BR" fo:hyphenate="tru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true"/>
    </style:style>
    <style:style style:name="SBCtitle2" style:display-name="SBC:title:2" style:family="paragraph" style:parent-style-name="Standard" style:next-style-name="SBCparagraphfirst" style:default-outline-level="2">
      <style:paragraph-properties fo:keep-with-next="always" fo:margin-top="0.1652in" fo:margin-bottom="0in"/>
      <style:text-properties fo:font-weight="bold" style:font-weight-asian="bold" fo:font-size="12pt" style:font-size-asian="12pt" fo:hyphenate="true"/>
    </style:style>
    <style:style style:name="SBCfigure" style:display-name="SBC:figure" style:family="paragraph" style:parent-style-name="Standard" style:next-style-name="SBCcaption">
      <style:paragraph-properties fo:keep-with-next="always" fo:text-align="center" fo:margin-top="0.0826in" fo:margin-bottom="0in"/>
      <style:text-properties style:font-name="Times" style:font-name-asian="Times New Roman" fo:font-size="12pt" style:font-size-asian="12pt" style:font-size-complex="10pt" fo:hyphenate="true"/>
    </style:style>
    <style:style style:name="SBCcaption" style:display-name="SBC:caption" style:family="paragraph" style:parent-style-name="Standard" style:next-style-name="SBCparagraph">
      <style:paragraph-properties fo:text-align="center" fo:margin-top="0.0826in" fo:margin-bottom="0.0826in" fo:margin-left="0.3152in" fo:margin-right="0.3152in">
        <style:tab-stops/>
      </style:paragraph-properties>
      <style:text-properties style:font-name="Helvetica" style:font-name-asian="Times New Roman" fo:font-weight="bold" style:font-weight-asian="bold" fo:font-size="12pt" style:font-size-asian="12pt" style:font-size-complex="10pt" fo:hyphenate="true"/>
    </style:style>
    <style:style style:name="SBCcaption2lines" style:display-name="SBC:caption:2lines" style:family="paragraph" style:parent-style-name="SBCcaption" style:next-style-name="SBCparagraph">
      <style:paragraph-properties fo:text-align="justify"/>
      <style:text-properties fo:hyphenate="true"/>
    </style:style>
    <style:style style:name="SBCreferences" style:display-name="SBC:references" style:family="paragraph" style:parent-style-name="Standard" style:next-style-name="SBCreference">
      <style:paragraph-properties fo:keep-with-next="always" fo:margin-top="0.1652in" fo:margin-bottom="0in"/>
      <style:text-properties fo:font-weight="bold" style:font-weight-asian="bold" fo:font-size="13pt" style:font-size-asian="13pt" fo:hyphenate="true"/>
    </style:style>
    <style:style style:name="Illustration" style:display-name="Illustration" style:family="paragraph" style:parent-style-name="Legenda">
      <style:paragraph-properties fo:text-align="center"/>
      <style:text-properties fo:font-size="10pt" style:font-size-asian="10pt" fo:hyphenate="false"/>
    </style:style>
    <style:style style:name="WW8Num5z0" style:display-name="WW8Num5z0" style:family="text">
      <style:text-properties fo:font-weight="normal" style:font-weight-asian="normal" fo:font-style="normal" style:font-style-asian="normal" fo:font-size="12pt" style:font-size-asian="12pt"/>
    </style:style>
    <style:style style:name="WW8Num7z0" style:display-name="WW8Num7z0" style:family="text">
      <style:text-properties fo:font-style="normal" style:font-style-asian="normal"/>
    </style:style>
    <style:style style:name="WW8Num10z0" style:display-name="WW8Num10z0" style:family="text">
      <style:text-properties fo:font-style="normal" style:font-style-asian="normal"/>
    </style:style>
    <style:style style:name="WW8Num14z0" style:display-name="WW8Num14z0" style:family="text">
      <style:text-properties fo:font-style="normal" style:font-style-asian="normal"/>
    </style:style>
    <style:style style:name="WW8Num17z0" style:display-name="WW8Num17z0" style:family="text">
      <style:text-properties fo:font-style="normal" style:font-style-asian="normal"/>
    </style:style>
    <style:style style:name="WW8Num18z0" style:display-name="WW8Num18z0" style:family="text">
      <style:text-properties fo:font-style="normal" style:font-style-asian="normal"/>
    </style:style>
    <style:style style:name="WW8Num19z0" style:display-name="WW8Num19z0" style:family="text">
      <style:text-properties fo:font-style="normal" style:font-style-asian="normal"/>
    </style:style>
    <style:style style:name="WW8Num12z0" style:display-name="WW8Num12z0" style:family="text">
      <style:text-properties fo:font-style="normal" style:font-style-asian="normal"/>
    </style:style>
    <style:style style:name="WW8Num20z0" style:display-name="WW8Num20z0" style:family="text">
      <style:text-properties fo:font-style="normal" style:font-style-asian="normal"/>
    </style:style>
    <style:style style:name="WW8Num23z0" style:display-name="WW8Num23z0" style:family="text">
      <style:text-properties fo:font-style="normal" style:font-style-asian="normal"/>
    </style:style>
    <style:style style:name="WW8Num26z0" style:display-name="WW8Num26z0" style:family="text">
      <style:text-properties fo:font-style="normal" style:font-style-asian="normal"/>
    </style:style>
    <style:style style:name="WW8Num27z0" style:display-name="WW8Num27z0" style:family="text">
      <style:text-properties fo:font-style="normal" style:font-style-asian="normal"/>
    </style:style>
    <style:style style:name="WW8Num28z0" style:display-name="WW8Num28z0" style:family="text">
      <style:text-properties fo:font-style="normal" style:font-style-asian="normal"/>
    </style:style>
    <style:style style:name="WW8Num29z0" style:display-name="WW8Num29z0" style:family="text">
      <style:text-properties fo:font-style="normal" style:font-style-asian="normal"/>
    </style:style>
    <style:style style:name="WW8Num30z0" style:display-name="WW8Num30z0" style:family="text">
      <style:text-properties fo:font-style="normal" style:font-style-asian="normal"/>
    </style:style>
    <style:style style:name="WW8Num34z0" style:display-name="WW8Num34z0" style:family="text">
      <style:text-properties fo:font-style="normal" style:font-style-asian="normal"/>
    </style:style>
    <style:style style:name="WW8Num35z0" style:display-name="WW8Num35z0" style:family="text">
      <style:text-properties fo:font-style="normal" style:font-style-asian="normal"/>
    </style:style>
    <style:style style:name="WW8Num37z0" style:display-name="WW8Num37z0" style:family="text">
      <style:text-properties fo:font-style="normal" style:font-style-asian="normal"/>
    </style:style>
    <style:style style:name="WW8NumSt2z0" style:display-name="WW8NumSt2z0" style:family="text">
      <style:text-properties fo:font-style="normal" style:font-style-asian="normal"/>
    </style:style>
    <style:style style:name="WW8NumSt24z0" style:display-name="WW8NumSt24z0" style:family="text">
      <style:text-properties fo:font-style="normal" style:font-style-asian="normal"/>
    </style:style>
    <style:style style:name="Tipodeletrapredefinidodoparágrafo" style:display-name="Tipo de letra predefinido do parágrafo" style:family="text"/>
    <style:style style:name="NumberingSymbolsuser" style:display-name="Numbering Symbols (user)" style:family="text"/>
    <style:style style:name="BulletSymbolsuser" style:display-name="Bullet Symbols (user)" style:family="text">
      <style:text-properties style:font-name="OpenSymbol, 'Arial Unicode MS'" style:font-name-asian="OpenSymbol, 'Arial Unicode MS'" style:font-name-complex="OpenSymbol, 'Arial Unicode MS'"/>
    </style:style>
    <style:style style:name="Linenumberinguser" style:display-name="Line numbering (user)" style:family="text"/>
    <style:style style:name="CabeçalhoCaráter" style:display-name="Cabeçalho Caráter" style:family="text">
      <style:text-properties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Art. " style:num-suffix="-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Art. " style:num-suffix="-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Art. " style:num-suffix="-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" style:display-name="WW8Num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Art. " style:num-suffix="-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2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3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4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5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6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7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8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9" style:num-suffix=")" style:num-format="a" style:num-letter-sync="true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</text:list-style>
    <text:list-style style:name="WW8Num3" style:display-name="WW8Num3">
      <text:list-level-style-number text:level="1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2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3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4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5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6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7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8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9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</text:list-style>
    <text:list-style style:name="WW8Num4" style:display-name="WW8Num4">
      <text:list-level-style-number text:level="1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2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3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4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5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6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7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8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9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font-size="12pt" style:font-size-asian="12pt"/>
    </style:style>
    <text:list-style style:name="WW8Num5" style:display-name="WW8Num5">
      <text:list-level-style-number text:level="1" text:style-name="WW_CharLFO10LVL1" style:num-prefix="Art. " style:num-suffix="º 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8Num6" style:display-name="WW8Num6">
      <text:list-level-style-number text:level="1" style:num-prefix="Art. " style:num-suffix="º -" style:num-format="1" text:start-value="1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style style:name="WW_CharLFO12LVL1" style:family="text">
      <style:text-properties fo:font-style="normal" style:font-style-asian="normal"/>
    </style:style>
    <text:list-style style:name="WW8Num7" style:display-name="WW8Num7">
      <text:list-level-style-number text:level="1" text:style-name="WW_CharLFO12LVL1" style:num-prefix="Art. " style:num-suffix="º -" style:num-format="1" text:start-value="1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8Num9" style:display-name="WW8Num9">
      <text:list-level-style-number text:level="1" style:num-prefix="Seção " style:num-suffix=" -" style:num-format="I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Seção " style:num-suffix=" -" style:num-format="I" text:start-value="2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Seção " style:num-suffix=" -" style:num-format="I" text:start-value="3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Seção " style:num-suffix=" -" style:num-format="I" text:start-value="4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Seção " style:num-suffix=" -" style:num-format="I" text:start-value="5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Seção " style:num-suffix=" -" style:num-format="I" text:start-value="6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Seção " style:num-suffix=" -" style:num-format="I" text:start-value="7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Seção " style:num-suffix=" -" style:num-format="I" text:start-value="8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Seção " style:num-suffix=" -" style:num-format="I" text:start-value="9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</text:list-style>
    <style:style style:name="WW_CharLFO15LVL1" style:family="text">
      <style:text-properties fo:font-style="normal" style:font-style-asian="normal"/>
    </style:style>
    <text:list-style style:name="WW8Num10" style:display-name="WW8Num10">
      <text:list-level-style-number text:level="1" text:style-name="WW_CharLFO15LVL1" style:num-prefix="Art. " style:num-suffix="º 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8Num11" style:display-name="WW8Num11">
      <text:list-level-style-number text:level="1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2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3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4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5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6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7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8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9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</text:list-style>
    <text:list-style style:name="WW8Num12" style:display-name="WW8Num12">
      <text:list-level-style-number text:level="1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in" fo:text-indent="0.5902in"/>
        </style:list-level-properties>
      </text:list-level-style-number>
      <text:list-level-style-number text:level="2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8Num13" style:display-name="WW8Num13">
      <text:list-level-style-number text:level="1" style:num-suffix=" -" style:num-format="I">
        <style:list-level-properties text:space-before="0.5902in" text:min-label-width="0in" text:list-level-position-and-space-mode="label-alignment">
          <style:list-level-label-alignment text:label-followed-by="space" fo:margin-left="0.5in" fo:text-indent="0.0902in"/>
        </style:list-level-properties>
      </text:list-level-style-number>
      <text:list-level-style-number text:level="2" style:num-suffix=" -" style:num-format="I">
        <style:list-level-properties text:space-before="0.5902in" text:min-label-width="0.1597in" text:list-level-position-and-space-mode="label-alignment">
          <style:list-level-label-alignment text:label-followed-by="listtab" fo:margin-left="0.75in" fo:text-indent="-0.1597in"/>
        </style:list-level-properties>
      </text:list-level-style-number>
      <text:list-level-style-number text:level="3" style:num-suffix=" -" style:num-format="I">
        <style:list-level-properties text:space-before="0.5902in" text:min-label-width="0.4097in" text:list-level-position-and-space-mode="label-alignment">
          <style:list-level-label-alignment text:label-followed-by="listtab" fo:margin-left="1in" fo:text-indent="-0.4097in"/>
        </style:list-level-properties>
      </text:list-level-style-number>
      <text:list-level-style-number text:level="4" style:num-suffix=" -" style:num-format="I">
        <style:list-level-properties text:space-before="0.5902in" text:min-label-width="0.6597in" text:list-level-position-and-space-mode="label-alignment">
          <style:list-level-label-alignment text:label-followed-by="listtab" fo:margin-left="1.25in" fo:text-indent="-0.6597in"/>
        </style:list-level-properties>
      </text:list-level-style-number>
      <text:list-level-style-number text:level="5" style:num-suffix=" -" style:num-format="I">
        <style:list-level-properties text:space-before="0.5902in" text:min-label-width="0.9097in" text:list-level-position-and-space-mode="label-alignment">
          <style:list-level-label-alignment text:label-followed-by="listtab" fo:margin-left="1.5in" fo:text-indent="-0.9097in"/>
        </style:list-level-properties>
      </text:list-level-style-number>
      <text:list-level-style-number text:level="6" style:num-suffix=" -" style:num-format="I">
        <style:list-level-properties text:space-before="0.5902in" text:min-label-width="1.1597in" text:list-level-position-and-space-mode="label-alignment">
          <style:list-level-label-alignment text:label-followed-by="listtab" fo:margin-left="1.75in" fo:text-indent="-1.1597in"/>
        </style:list-level-properties>
      </text:list-level-style-number>
      <text:list-level-style-number text:level="7" style:num-suffix=" -" style:num-format="I">
        <style:list-level-properties text:space-before="0.5902in" text:min-label-width="1.4097in" text:list-level-position-and-space-mode="label-alignment">
          <style:list-level-label-alignment text:label-followed-by="listtab" fo:margin-left="2in" fo:text-indent="-1.4097in"/>
        </style:list-level-properties>
      </text:list-level-style-number>
      <text:list-level-style-number text:level="8" style:num-suffix=" -" style:num-format="I">
        <style:list-level-properties text:space-before="0.5902in" text:min-label-width="1.6597in" text:list-level-position-and-space-mode="label-alignment">
          <style:list-level-label-alignment text:label-followed-by="listtab" fo:margin-left="2.25in" fo:text-indent="-1.6597in"/>
        </style:list-level-properties>
      </text:list-level-style-number>
      <text:list-level-style-number text:level="9" style:num-suffix=" -" style:num-format="I">
        <style:list-level-properties text:space-before="0.5902in" text:min-label-width="1.9097in" text:list-level-position-and-space-mode="label-alignment">
          <style:list-level-label-alignment text:label-followed-by="listtab" fo:margin-left="2.5in" fo:text-indent="-1.9097in"/>
        </style:list-level-properties>
      </text:list-level-style-number>
    </text:list-style>
    <style:style style:name="WW_CharLFO19LVL1" style:family="text">
      <style:text-properties fo:font-style="normal" style:font-style-asian="normal"/>
    </style:style>
    <style:style style:name="WW_CharLFO19LVL2" style:family="text">
      <style:text-properties fo:font-style="normal" style:font-style-asian="normal"/>
    </style:style>
    <style:style style:name="WW_CharLFO19LVL3" style:family="text">
      <style:text-properties fo:font-style="normal" style:font-style-asian="normal"/>
    </style:style>
    <style:style style:name="WW_CharLFO19LVL4" style:family="text">
      <style:text-properties fo:font-style="normal" style:font-style-asian="normal"/>
    </style:style>
    <style:style style:name="WW_CharLFO19LVL5" style:family="text">
      <style:text-properties fo:font-style="normal" style:font-style-asian="normal"/>
    </style:style>
    <style:style style:name="WW_CharLFO19LVL6" style:family="text">
      <style:text-properties fo:font-style="normal" style:font-style-asian="normal"/>
    </style:style>
    <style:style style:name="WW_CharLFO19LVL7" style:family="text">
      <style:text-properties fo:font-style="normal" style:font-style-asian="normal"/>
    </style:style>
    <style:style style:name="WW_CharLFO19LVL8" style:family="text">
      <style:text-properties fo:font-style="normal" style:font-style-asian="normal"/>
    </style:style>
    <style:style style:name="WW_CharLFO19LVL9" style:family="text">
      <style:text-properties fo:font-style="normal" style:font-style-asian="normal"/>
    </style:style>
    <text:list-style style:name="WW8Num14" style:display-name="WW8Num14">
      <text:list-level-style-number text:level="1" text:style-name="WW_CharLFO19LVL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text:style-name="WW_CharLFO19LVL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9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9LVL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text:style-name="WW_CharLFO19LVL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9LVL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text:style-name="WW_CharLFO19LVL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9LVL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8Num15" style:display-name="WW8Num15">
      <text:list-level-style-number text:level="1" style:num-suffix="." style:num-format="I">
        <style:list-level-properties fo:text-align="end" text:space-before="0.5902in" text:min-label-width="0in" text:list-level-position-and-space-mode="label-alignment">
          <style:list-level-label-alignment text:label-followed-by="listtab" fo:margin-left="0.5in" fo:text-indent="0.0902in"/>
        </style:list-level-properties>
      </text:list-level-style-number>
      <text:list-level-style-number text:level="2" style:num-suffix="-" style:num-format="I">
        <style:list-level-properties text:space-before="0.5902in" text:min-label-width="0.1597in" text:list-level-position-and-space-mode="label-alignment">
          <style:list-level-label-alignment text:label-followed-by="space" fo:margin-left="0.75in" fo:text-indent="-0.1597in"/>
        </style:list-level-properties>
      </text:list-level-style-number>
      <text:list-level-style-number text:level="3" style:num-suffix="-" style:num-format="I">
        <style:list-level-properties text:space-before="0.5902in" text:min-label-width="0.4097in" text:list-level-position-and-space-mode="label-alignment">
          <style:list-level-label-alignment text:label-followed-by="space" fo:margin-left="1in" fo:text-indent="-0.4097in"/>
        </style:list-level-properties>
      </text:list-level-style-number>
      <text:list-level-style-number text:level="4" style:num-suffix="-" style:num-format="I">
        <style:list-level-properties text:space-before="0.5902in" text:min-label-width="0.6597in" text:list-level-position-and-space-mode="label-alignment">
          <style:list-level-label-alignment text:label-followed-by="space" fo:margin-left="1.25in" fo:text-indent="-0.6597in"/>
        </style:list-level-properties>
      </text:list-level-style-number>
      <text:list-level-style-number text:level="5" style:num-suffix="-" style:num-format="I">
        <style:list-level-properties text:space-before="0.5902in" text:min-label-width="0.9097in" text:list-level-position-and-space-mode="label-alignment">
          <style:list-level-label-alignment text:label-followed-by="space" fo:margin-left="1.5in" fo:text-indent="-0.9097in"/>
        </style:list-level-properties>
      </text:list-level-style-number>
      <text:list-level-style-number text:level="6" style:num-suffix="-" style:num-format="I">
        <style:list-level-properties text:space-before="0.5902in" text:min-label-width="1.1597in" text:list-level-position-and-space-mode="label-alignment">
          <style:list-level-label-alignment text:label-followed-by="space" fo:margin-left="1.75in" fo:text-indent="-1.1597in"/>
        </style:list-level-properties>
      </text:list-level-style-number>
      <text:list-level-style-number text:level="7" style:num-suffix="-" style:num-format="I">
        <style:list-level-properties text:space-before="0.5902in" text:min-label-width="1.4097in" text:list-level-position-and-space-mode="label-alignment">
          <style:list-level-label-alignment text:label-followed-by="space" fo:margin-left="2in" fo:text-indent="-1.4097in"/>
        </style:list-level-properties>
      </text:list-level-style-number>
      <text:list-level-style-number text:level="8" style:num-suffix="-" style:num-format="I">
        <style:list-level-properties text:space-before="0.5902in" text:min-label-width="1.6597in" text:list-level-position-and-space-mode="label-alignment">
          <style:list-level-label-alignment text:label-followed-by="space" fo:margin-left="2.25in" fo:text-indent="-1.6597in"/>
        </style:list-level-properties>
      </text:list-level-style-number>
      <text:list-level-style-number text:level="9" style:num-suffix="-" style:num-format="I">
        <style:list-level-properties text:space-before="0.5902in" text:min-label-width="1.9097in" text:list-level-position-and-space-mode="label-alignment">
          <style:list-level-label-alignment text:label-followed-by="space" fo:margin-left="2.5in" fo:text-indent="-1.9097in"/>
        </style:list-level-properties>
      </text:list-level-style-number>
    </text:list-style>
    <text:list-style style:name="WW8Num16" style:display-name="WW8Num16">
      <text:list-level-style-number text:level="1" style:num-suffix=" -" style:num-format="I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 -" style:num-format="I">
        <style:list-level-properties text:space-before="0.5in" text:min-label-width="0.25in" text:list-level-position-and-space-mode="label-alignment">
          <style:list-level-label-alignment text:label-followed-by="space" fo:margin-left="0.75in" fo:text-indent="-0.25in"/>
        </style:list-level-properties>
      </text:list-level-style-number>
      <text:list-level-style-number text:level="3" style:num-suffix=" -" style:num-format="I">
        <style:list-level-properties text:space-before="0.75in" text:min-label-width="0.25in" text:list-level-position-and-space-mode="label-alignment">
          <style:list-level-label-alignment text:label-followed-by="space" fo:margin-left="1in" fo:text-indent="-0.25in"/>
        </style:list-level-properties>
      </text:list-level-style-number>
      <text:list-level-style-number text:level="4" style:num-suffix=" -" style:num-format="I">
        <style:list-level-properties text:space-before="1in" text:min-label-width="0.25in" text:list-level-position-and-space-mode="label-alignment">
          <style:list-level-label-alignment text:label-followed-by="space" fo:margin-left="1.25in" fo:text-indent="-0.25in"/>
        </style:list-level-properties>
      </text:list-level-style-number>
      <text:list-level-style-number text:level="5" style:num-suffix=" -" style:num-format="I">
        <style:list-level-properties text:space-before="1.25in" text:min-label-width="0.25in" text:list-level-position-and-space-mode="label-alignment">
          <style:list-level-label-alignment text:label-followed-by="space" fo:margin-left="1.5in" fo:text-indent="-0.25in"/>
        </style:list-level-properties>
      </text:list-level-style-number>
      <text:list-level-style-number text:level="6" style:num-suffix=" -" style:num-format="I">
        <style:list-level-properties text:space-before="1.5in" text:min-label-width="0.25in" text:list-level-position-and-space-mode="label-alignment">
          <style:list-level-label-alignment text:label-followed-by="space" fo:margin-left="1.75in" fo:text-indent="-0.25in"/>
        </style:list-level-properties>
      </text:list-level-style-number>
      <text:list-level-style-number text:level="7" style:num-suffix=" -" style:num-format="I">
        <style:list-level-properties text:space-before="1.75in" text:min-label-width="0.25in" text:list-level-position-and-space-mode="label-alignment">
          <style:list-level-label-alignment text:label-followed-by="space" fo:margin-left="2in" fo:text-indent="-0.25in"/>
        </style:list-level-properties>
      </text:list-level-style-number>
      <text:list-level-style-number text:level="8" style:num-suffix=" -" style:num-format="I">
        <style:list-level-properties text:space-before="2in" text:min-label-width="0.25in" text:list-level-position-and-space-mode="label-alignment">
          <style:list-level-label-alignment text:label-followed-by="space" fo:margin-left="2.25in" fo:text-indent="-0.25in"/>
        </style:list-level-properties>
      </text:list-level-style-number>
      <text:list-level-style-number text:level="9" style:num-suffix=" -" style:num-format="I">
        <style:list-level-properties text:space-before="2.25in" text:min-label-width="0.25in" text:list-level-position-and-space-mode="label-alignment">
          <style:list-level-label-alignment text:label-followed-by="space" fo:margin-left="2.5in" fo:text-indent="-0.25in"/>
        </style:list-level-properties>
      </text:list-level-style-number>
    </text:list-style>
    <style:style style:name="WW_CharLFO22LVL1" style:family="text">
      <style:text-properties fo:font-style="normal" style:font-style-asian="normal"/>
    </style:style>
    <text:list-style style:name="WW8Num17" style:display-name="WW8Num17">
      <text:list-level-style-number text:level="1" text:style-name="WW_CharLFO22LVL1" style:num-prefix="Art. " style:num-suffix="º -" style:num-format="1" text:start-value="1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style style:name="WW_CharLFO23LVL1" style:family="text">
      <style:text-properties fo:font-style="normal" style:font-style-asian="normal"/>
    </style:style>
    <text:list-style style:name="WW8Num18" style:display-name="WW8Num18">
      <text:list-level-style-number text:level="1" text:style-name="WW_CharLFO23LVL1" style:num-prefix="Art. " style:num-suffix="º -" style:num-format="1" text:start-value="20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style:style style:name="WW_CharLFO24LVL1" style:family="text">
      <style:text-properties fo:font-style="normal" style:font-style-asian="normal"/>
    </style:style>
    <text:list-style style:name="WW8Num19" style:display-name="WW8Num19">
      <text:list-level-style-number text:level="1" text:style-name="WW_CharLFO24LVL1" style:num-prefix="Art. " style:num-suffix="º 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Art. " style:num-suffix="º -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Art. " style:num-suffix="º -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Art. " style:num-suffix="º -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Art. " style:num-suffix="º -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Art. " style:num-suffix="º -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rt. " style:num-suffix="º -" style:num-format="1" text:start-value="1017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Art. " style:num-suffix="º -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Art. " style:num-suffix="º -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8Num20" style:display-name="WW8Num20">
      <text:list-level-style-number text:level="1" style:num-prefix="Seção " style:num-suffix=" -" style:num-format="I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Seção " style:num-suffix=" -" style:num-format="I" text:start-value="2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Seção " style:num-suffix=" -" style:num-format="I" text:start-value="3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Seção " style:num-suffix=" -" style:num-format="I" text:start-value="4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Seção " style:num-suffix=" -" style:num-format="I" text:start-value="5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Seção " style:num-suffix=" -" style:num-format="I" text:start-value="6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Seção " style:num-suffix=" -" style:num-format="I" text:start-value="7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Seção " style:num-suffix=" -" style:num-format="I" text:start-value="8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Seção " style:num-suffix=" -" style:num-format="I" text:start-value="9">
        <style:list-level-properties fo:text-align="center" text:list-level-position-and-space-mode="label-alignment">
          <style:list-level-label-alignment text:label-followed-by="space"/>
        </style:list-level-properties>
      </text:list-level-style-number>
    </text:list-style>
    <text:list-style style:name="ANEXO_1" style:display-name="ANEXO_1">
      <text:list-level-style-number text:level="1" style:num-prefix=" ANEXO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ANEXO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ANEXO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 ANEXO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ANEXO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ANEXO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ANEXO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ANEXO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ANEXO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Art. " style:num-suffix="-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Rodapé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esar Alberto</meta:initial-creator>
    <dc:creator>Furlanetto</dc:creator>
    <meta:creation-date>2014-09-26T11:19:00Z</meta:creation-date>
    <dc:date>2019-03-19T02:23:00Z</dc:date>
    <meta:template xlink:href="Normal" xlink:type="simple"/>
    <meta:editing-cycles>131</meta:editing-cycles>
    <meta:editing-duration>PT22980S</meta:editing-duration>
    <meta:document-statistic meta:page-count="1" meta:paragraph-count="8" meta:word-count="655" meta:character-count="4186" meta:row-count="29" meta:non-whitespace-character-count="3539"/>
  </office:meta>
</office:document-meta>
</file>